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Mangal" svg:font-family="Mangal"/>
    <style:font-face style:name="Mangal1" svg:font-family="Mangal" style:font-family-generic="system" style:font-pitch="variable"/>
    <style:font-face style:name="SimSun" svg:font-family="SimSun" style:font-family-generic="system" style:font-pitch="variable"/>
    <style:font-face style:name="Times New Roman" svg:font-family="'Times New Roman'" style:font-family-generic="roman"/>
  </office:font-face-decls>
  <office:automatic-styles>
    <style:style style:name="TAG_5f_TABLE" style:display-name="TAG_TABLE" style:family="table">
      <style:table-properties style:width="16.995cm" table:align="left" fo:background-color="transparent">
        <style:background-image/>
      </style:table-properties>
    </style:style>
    <style:style style:name="TAG_5f_TABLE.A" style:display-name="TAG_TABLE.A" style:family="table-column">
      <style:table-column-properties style:column-width="0.94cm"/>
    </style:style>
    <style:style style:name="TAG_5f_TABLE.B" style:display-name="TAG_TABLE.B" style:family="table-column">
      <style:table-column-properties style:column-width="1.36cm"/>
    </style:style>
    <style:style style:name="TAG_5f_TABLE.C" style:display-name="TAG_TABLE.C" style:family="table-column">
      <style:table-column-properties style:column-width="4.503cm"/>
    </style:style>
    <style:style style:name="TAG_5f_TABLE.D" style:display-name="TAG_TABLE.D" style:family="table-column">
      <style:table-column-properties style:column-width="10.192cm"/>
    </style:style>
    <style:style style:name="TAG_5f_TABLE.1" style:display-name="TAG_TABLE.1" style:family="table-row">
      <style:table-row-properties fo:background-color="transparent">
        <style:background-image/>
      </style:table-row-properties>
    </style:style>
    <style:style style:name="TAG_5f_TABLE.A1" style:display-name="TAG_TABLE.A1" style:family="table-cell">
      <style:table-cell-properties fo:background-color="#cccccc" fo:padding="0.097cm" fo:border-left="none" fo:border-right="none" fo:border-top="none" fo:border-bottom="0.05pt solid #000000">
        <style:background-image/>
      </style:table-cell-properties>
    </style:style>
    <style:style style:name="TAG_5f_TABLE.A2" style:display-name="TAG_TABLE.A2" style:family="table-cell">
      <style:table-cell-properties style:vertical-align="" fo:padding="0.097cm" fo:border-left="none" fo:border-right="none" fo:border-top="none" fo:border-bottom="0.05pt solid #000000"/>
    </style:style>
    <style:style style:name="TAG_5f_TABLE.C2" style:display-name="TAG_TABLE.C2" style:family="table-cell">
      <style:table-cell-properties fo:padding="0.097cm" fo:border-left="none" fo:border-right="none" fo:border-top="none" fo:border-bottom="0.05pt solid #000000"/>
    </style:style>
    <style:style style:name="TAG_5f_TABLE.D2" style:display-name="TAG_TABLE.D2" style:family="table-cell">
      <style:table-cell-properties fo:padding="0.097cm" fo:border-left="none" fo:border-right="none" fo:border-top="none" fo:border-bottom="0.05pt solid #000000"/>
    </style:style>
    <style:style style:name="TAG_5f_TABLE.C3" style:display-name="TAG_TABLE.C3" style:family="table-cell">
      <style:table-cell-properties fo:padding="0.097cm" fo:border-left="none" fo:border-right="none" fo:border-top="none" fo:border-bottom="0.05pt solid #000000"/>
    </style:style>
    <style:style style:name="TAG_5f_TABLE.D3" style:display-name="TAG_TABLE.D3" style:family="table-cell">
      <style:table-cell-properties fo:padding="0.097cm" fo:border-left="none" fo:border-right="none" fo:border-top="none" fo:border-bottom="0.05pt solid #000000"/>
    </style:style>
    <style:style style:name="TAG_5f_TABLE.C4" style:display-name="TAG_TABLE.C4" style:family="table-cell">
      <style:table-cell-properties fo:padding="0.097cm" fo:border-left="none" fo:border-right="none" fo:border-top="none" fo:border-bottom="0.05pt solid #000000"/>
    </style:style>
    <style:style style:name="TAG_5f_TABLE.D4" style:display-name="TAG_TABLE.D4" style:family="table-cell">
      <style:table-cell-properties fo:padding="0.097cm" fo:border-left="none" fo:border-right="none" fo:border-top="none" fo:border-bottom="0.05pt solid #000000"/>
    </style:style>
    <style:style style:name="TAG_5f_TABLE.C5" style:display-name="TAG_TABLE.C5" style:family="table-cell">
      <style:table-cell-properties fo:padding="0.097cm" fo:border-left="none" fo:border-right="none" fo:border-top="none" fo:border-bottom="0.05pt solid #000000"/>
    </style:style>
    <style:style style:name="TAG_5f_TABLE.D5" style:display-name="TAG_TABLE.D5" style:family="table-cell">
      <style:table-cell-properties fo:padding="0.097cm" fo:border-left="none" fo:border-right="none" fo:border-top="none" fo:border-bottom="0.05pt solid #000000"/>
    </style:style>
    <style:style style:name="TAG_5f_TABLE.C6" style:display-name="TAG_TABLE.C6" style:family="table-cell">
      <style:table-cell-properties fo:padding="0.097cm" fo:border-left="none" fo:border-right="none" fo:border-top="none" fo:border-bottom="0.05pt solid #000000"/>
    </style:style>
    <style:style style:name="TAG_5f_TABLE.D6" style:display-name="TAG_TABLE.D6" style:family="table-cell">
      <style:table-cell-properties fo:padding="0.097cm" fo:border-left="none" fo:border-right="none" fo:border-top="none" fo:border-bottom="0.05pt solid #000000"/>
    </style:style>
    <style:style style:name="TAG_5f_TABLE.C7" style:display-name="TAG_TABLE.C7" style:family="table-cell">
      <style:table-cell-properties fo:padding="0.097cm" fo:border-left="none" fo:border-right="none" fo:border-top="none" fo:border-bottom="0.05pt solid #000000"/>
    </style:style>
    <style:style style:name="TAG_5f_TABLE.D7" style:display-name="TAG_TABLE.D7" style:family="table-cell">
      <style:table-cell-properties fo:padding="0.097cm" fo:border-left="none" fo:border-right="none" fo:border-top="none" fo:border-bottom="0.05pt solid #000000"/>
    </style:style>
    <style:style style:name="TAG_5f_TABLE.C8" style:display-name="TAG_TABLE.C8" style:family="table-cell">
      <style:table-cell-properties fo:padding="0.097cm" fo:border-left="none" fo:border-right="none" fo:border-top="none" fo:border-bottom="0.05pt solid #000000"/>
    </style:style>
    <style:style style:name="TAG_5f_TABLE.D8" style:display-name="TAG_TABLE.D8" style:family="table-cell">
      <style:table-cell-properties fo:padding="0.097cm" fo:border-left="none" fo:border-right="none" fo:border-top="none" fo:border-bottom="0.05pt solid #000000"/>
    </style:style>
    <style:style style:name="TAG_5f_TABLE.C9" style:display-name="TAG_TABLE.C9" style:family="table-cell">
      <style:table-cell-properties fo:padding="0.097cm" fo:border-left="none" fo:border-right="none" fo:border-top="none" fo:border-bottom="0.05pt solid #000000"/>
    </style:style>
    <style:style style:name="TAG_5f_TABLE.D9" style:display-name="TAG_TABLE.D9" style:family="table-cell">
      <style:table-cell-properties fo:padding="0.097cm" fo:border-left="none" fo:border-right="none" fo:border-top="none" fo:border-bottom="0.05pt solid #000000"/>
    </style:style>
    <style:style style:name="TAG_5f_TABLE.C10" style:display-name="TAG_TABLE.C10" style:family="table-cell">
      <style:table-cell-properties fo:padding="0.097cm" fo:border-left="none" fo:border-right="none" fo:border-top="none" fo:border-bottom="0.05pt solid #000000"/>
    </style:style>
    <style:style style:name="TAG_5f_TABLE.D10" style:display-name="TAG_TABLE.D10" style:family="table-cell">
      <style:table-cell-properties fo:padding="0.097cm" fo:border-left="none" fo:border-right="none" fo:border-top="none" fo:border-bottom="0.05pt solid #000000"/>
    </style:style>
    <style:style style:name="TAG_5f_TABLE.C11" style:display-name="TAG_TABLE.C11" style:family="table-cell">
      <style:table-cell-properties fo:padding="0.097cm" fo:border-left="none" fo:border-right="none" fo:border-top="none" fo:border-bottom="0.05pt solid #000000"/>
    </style:style>
    <style:style style:name="TAG_5f_TABLE.D11" style:display-name="TAG_TABLE.D11" style:family="table-cell">
      <style:table-cell-properties fo:padding="0.097cm" fo:border-left="none" fo:border-right="none" fo:border-top="none" fo:border-bottom="0.05pt solid #000000"/>
    </style:style>
    <style:style style:name="TAG_5f_TABLE.C12" style:display-name="TAG_TABLE.C12" style:family="table-cell">
      <style:table-cell-properties fo:padding="0.097cm" fo:border-left="none" fo:border-right="none" fo:border-top="none" fo:border-bottom="0.05pt solid #000000"/>
    </style:style>
    <style:style style:name="TAG_5f_TABLE.D12" style:display-name="TAG_TABLE.D12" style:family="table-cell">
      <style:table-cell-properties fo:padding="0.097cm" fo:border-left="none" fo:border-right="none" fo:border-top="none" fo:border-bottom="0.05pt solid #000000"/>
    </style:style>
    <style:style style:name="TAG_5f_TABLE.C13" style:display-name="TAG_TABLE.C13" style:family="table-cell">
      <style:table-cell-properties fo:padding="0.097cm" fo:border-left="none" fo:border-right="none" fo:border-top="none" fo:border-bottom="0.05pt solid #000000"/>
    </style:style>
    <style:style style:name="TAG_5f_TABLE.D13" style:display-name="TAG_TABLE.D13" style:family="table-cell">
      <style:table-cell-properties fo:padding="0.097cm" fo:border-left="none" fo:border-right="none" fo:border-top="none" fo:border-bottom="0.05pt solid #000000"/>
    </style:style>
    <style:style style:name="TAG_5f_TABLE.C14" style:display-name="TAG_TABLE.C14" style:family="table-cell">
      <style:table-cell-properties fo:padding="0.097cm" fo:border-left="none" fo:border-right="none" fo:border-top="none" fo:border-bottom="0.05pt solid #000000"/>
    </style:style>
    <style:style style:name="TAG_5f_TABLE.D14" style:display-name="TAG_TABLE.D14" style:family="table-cell">
      <style:table-cell-properties fo:padding="0.097cm" fo:border-left="none" fo:border-right="none" fo:border-top="none" fo:border-bottom="0.05pt solid #000000"/>
    </style:style>
    <style:style style:name="TAG_5f_TABLE.C15" style:display-name="TAG_TABLE.C15" style:family="table-cell">
      <style:table-cell-properties fo:padding="0.097cm" fo:border-left="none" fo:border-right="none" fo:border-top="none" fo:border-bottom="0.05pt solid #000000"/>
    </style:style>
    <style:style style:name="TAG_5f_TABLE.D15" style:display-name="TAG_TABLE.D15" style:family="table-cell">
      <style:table-cell-properties fo:padding="0.097cm" fo:border-left="none" fo:border-right="none" fo:border-top="none" fo:border-bottom="0.05pt solid #000000"/>
    </style:style>
    <style:style style:name="TAG_5f_TABLE.C16" style:display-name="TAG_TABLE.C16" style:family="table-cell">
      <style:table-cell-properties fo:padding="0.097cm" fo:border-left="none" fo:border-right="none" fo:border-top="none" fo:border-bottom="0.05pt solid #000000"/>
    </style:style>
    <style:style style:name="TAG_5f_TABLE.D16" style:display-name="TAG_TABLE.D16" style:family="table-cell">
      <style:table-cell-properties fo:padding="0.097cm" fo:border-left="none" fo:border-right="none" fo:border-top="none" fo:border-bottom="0.05pt solid #000000"/>
    </style:style>
    <style:style style:name="TAG_5f_TABLE.C17" style:display-name="TAG_TABLE.C17" style:family="table-cell">
      <style:table-cell-properties fo:padding="0.097cm" fo:border-left="none" fo:border-right="none" fo:border-top="none" fo:border-bottom="0.05pt solid #000000"/>
    </style:style>
    <style:style style:name="TAG_5f_TABLE.D17" style:display-name="TAG_TABLE.D17" style:family="table-cell">
      <style:table-cell-properties fo:padding="0.097cm" fo:border-left="none" fo:border-right="none" fo:border-top="none" fo:border-bottom="0.05pt solid #000000"/>
    </style:style>
    <style:style style:name="TAG_5f_TABLE.C18" style:display-name="TAG_TABLE.C18" style:family="table-cell">
      <style:table-cell-properties fo:padding="0.097cm" fo:border-left="none" fo:border-right="none" fo:border-top="none" fo:border-bottom="0.05pt solid #000000"/>
    </style:style>
    <style:style style:name="TAG_5f_TABLE.D18" style:display-name="TAG_TABLE.D18" style:family="table-cell">
      <style:table-cell-properties fo:padding="0.097cm" fo:border-left="none" fo:border-right="none" fo:border-top="none" fo:border-bottom="0.05pt solid #000000"/>
    </style:style>
    <style:style style:name="TAG_5f_TABLE.C19" style:display-name="TAG_TABLE.C19" style:family="table-cell">
      <style:table-cell-properties fo:padding="0.097cm" fo:border-left="none" fo:border-right="none" fo:border-top="none" fo:border-bottom="0.05pt solid #000000"/>
    </style:style>
    <style:style style:name="TAG_5f_TABLE.D19" style:display-name="TAG_TABLE.D19" style:family="table-cell">
      <style:table-cell-properties fo:padding="0.097cm" fo:border-left="none" fo:border-right="none" fo:border-top="none" fo:border-bottom="0.05pt solid #000000"/>
    </style:style>
    <style:style style:name="TAG_5f_TABLE.C20" style:display-name="TAG_TABLE.C20" style:family="table-cell">
      <style:table-cell-properties fo:padding="0.097cm" fo:border-left="none" fo:border-right="none" fo:border-top="none" fo:border-bottom="0.05pt solid #000000"/>
    </style:style>
    <style:style style:name="TAG_5f_TABLE.D20" style:display-name="TAG_TABLE.D20" style:family="table-cell">
      <style:table-cell-properties fo:padding="0.097cm" fo:border-left="none" fo:border-right="none" fo:border-top="none" fo:border-bottom="0.05pt solid #000000"/>
    </style:style>
    <style:style style:name="TAG_5f_TABLE.C21" style:display-name="TAG_TABLE.C21" style:family="table-cell">
      <style:table-cell-properties fo:padding="0.097cm" fo:border-left="none" fo:border-right="none" fo:border-top="none" fo:border-bottom="0.05pt solid #000000"/>
    </style:style>
    <style:style style:name="TAG_5f_TABLE.D21" style:display-name="TAG_TABLE.D21" style:family="table-cell">
      <style:table-cell-properties fo:padding="0.097cm" fo:border-left="none" fo:border-right="none" fo:border-top="none" fo:border-bottom="0.05pt solid #000000"/>
    </style:style>
    <style:style style:name="TAG_5f_TABLE.C22" style:display-name="TAG_TABLE.C22" style:family="table-cell">
      <style:table-cell-properties fo:padding="0.097cm" fo:border-left="none" fo:border-right="none" fo:border-top="none" fo:border-bottom="0.05pt solid #000000"/>
    </style:style>
    <style:style style:name="TAG_5f_TABLE.D22" style:display-name="TAG_TABLE.D22" style:family="table-cell">
      <style:table-cell-properties fo:padding="0.097cm" fo:border-left="none" fo:border-right="none" fo:border-top="none" fo:border-bottom="0.05pt solid #000000"/>
    </style:style>
    <style:style style:name="P1" style:family="paragraph" style:parent-style-name="Header">
      <style:text-properties officeooo:paragraph-rsid="001d29e7"/>
    </style:style>
    <style:style style:name="P2" style:family="paragraph" style:parent-style-name="Table_20_Contents">
      <style:text-properties style:use-window-font-color="true" loext:opacity="0%" fo:background-color="transparent"/>
    </style:style>
    <style:style style:name="P3" style:family="paragraph" style:parent-style-name="Text_20_body">
      <style:text-properties style:use-window-font-color="true" loext:opacity="0%" fo:background-color="transparent"/>
    </style:style>
    <style:style style:name="P4" style:family="paragraph" style:parent-style-name="Table_20_Contents">
      <style:text-properties style:use-window-font-color="true" loext:opacity="0%" fo:font-weight="bold" officeooo:rsid="001d29e7" officeooo:paragraph-rsid="001d29e7" fo:background-color="transparent" style:font-weight-asian="bold" style:font-weight-complex="bold"/>
    </style:style>
    <style:style style:name="P5" style:family="paragraph" style:parent-style-name="Table_20_Contents">
      <style:text-properties style:use-window-font-color="true" loext:opacity="0%" fo:font-weight="bold" officeooo:rsid="0024cb6b" officeooo:paragraph-rsid="0024cb6b" fo:background-color="transparent" style:font-weight-asian="bold" style:font-weight-complex="bold"/>
    </style:style>
    <style:style style:name="P6" style:family="paragraph" style:parent-style-name="Table_20_Contents">
      <style:text-properties fo:color="#666666" loext:opacity="100%" fo:font-size="10pt" officeooo:rsid="0022509c" officeooo:paragraph-rsid="0022509c" fo:background-color="transparent" style:font-size-asian="10pt" style:font-size-complex="10pt"/>
    </style:style>
    <style:style style:name="P7" style:family="paragraph" style:parent-style-name="Heading_20_1">
      <style:text-properties style:use-window-font-color="true" loext:opacity="0%" officeooo:rsid="001d29e7" officeooo:paragraph-rsid="001d29e7" fo:background-color="transparent"/>
    </style:style>
    <style:style style:name="P8" style:family="paragraph" style:parent-style-name="Table_20_Contents">
      <style:text-properties fo:color="#666666" loext:opacity="100%" fo:font-size="10pt" officeooo:rsid="0022509c" officeooo:paragraph-rsid="0022509c" fo:background-color="transparent" style:font-size-asian="10pt" style:font-size-complex="10pt"/>
    </style:style>
    <style:style style:name="P9" style:family="paragraph" style:parent-style-name="Table_20_Contents">
      <style:text-properties style:use-window-font-color="true" loext:opacity="0%" fo:background-color="transparent"/>
    </style:style>
    <style:style style:name="T1" style:family="text">
      <style:text-properties officeooo:rsid="001d29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QDA Tags" text:name="MAINTAG"/>
      </text:user-field-decls>
      <text:h text:style-name="P7" text:outline-level="1"><text:user-field-get text:name="MAINTAG">QDA Tags</text:user-field-get></text:h>
      <text:p text:style-name="P3"/>
      <table:table table:name="TAG_TABLE" table:style-name="TAG_5f_TABLE">
        <table:table-column table:style-name="TAG_5f_TABLE.A"/>
        <table:table-column table:style-name="TAG_5f_TABLE.B"/>
        <table:table-column table:style-name="TAG_5f_TABLE.C"/>
        <table:table-column table:style-name="TAG_5f_TABLE.D"/>
        <table:table-row table:style-name="TAG_5f_TABLE.1">
          <table:table-cell table:style-name="TAG_5f_TABLE.A1" office:value-type="string">
            <text:p text:style-name="P4">ID</text:p>
          </table:table-cell>
          <table:table-cell table:style-name="TAG_5f_TABLE.A1" office:value-type="string">
            <text:p text:style-name="P5">Count</text:p>
          </table:table-cell>
          <table:table-cell table:style-name="TAG_5f_TABLE.A1" office:value-type="string">
            <text:p text:style-name="P4">Tag</text:p>
          </table:table-cell>
          <table:table-cell table:style-name="TAG_5f_TABLE.A1" office:value-type="string">
            <text:p text:style-name="P4">Content</text:p>
          </table:table-cell>
        </table:table-row>
        <table:table-row table:style-name="TAG_5f_TABLE.1">
          <table:table-cell table:style-name="TAG_5f_TABLE.A2" office:value-type="string">
            <text:p text:style-name="P6">15</text:p>
          </table:table-cell>
          <table:table-cell table:style-name="TAG_5f_TABLE.A2" office:value-type="string">
            <text:p text:style-name="P6">1</text:p>
          </table:table-cell>
          <table:table-cell table:style-name="TAG_5f_TABLE.C22" office:value-type="string">
            <text:p text:style-name="P2">#feelings#exceptionalism</text:p>
          </table:table-cell>
          <table:table-cell table:style-name="TAG_5f_TABLE.D22" office:value-type="string">
            <text:p text:style-name="P2">Sometimes, when I compare myself with other men, it seems as if I were more favored by the gods than they, beyond any deserts that I am conscious of; as if I had a warrant and surety at their hands which my fellows have not, and were especially guided and guarded.</text:p>
          </table:table-cell>
        </table:table-row>
        <table:table-row table:style-name="TAG_5f_TABLE.1">
          <table:table-cell table:style-name="TAG_5f_TABLE.A2" office:value-type="string">
            <text:p text:style-name="P6">5</text:p>
          </table:table-cell>
          <table:table-cell table:style-name="TAG_5f_TABLE.A2" office:value-type="string">
            <text:p text:style-name="P6">1</text:p>
          </table:table-cell>
          <table:table-cell table:style-name="TAG_5f_TABLE.C22" office:value-type="string">
            <text:p text:style-name="P2">#feelings#perception</text:p>
          </table:table-cell>
          <table:table-cell table:style-name="TAG_5f_TABLE.D22" office:value-type="string">
            <text:p text:style-name="P2">Some of my pleasantest hours</text:p>
          </table:table-cell>
        </table:table-row>
        <table:table-row table:style-name="TAG_5f_TABLE.1">
          <table:table-cell table:style-name="TAG_5f_TABLE.A2" office:value-type="string">
            <text:p text:style-name="P6">12</text:p>
          </table:table-cell>
          <table:table-cell table:style-name="TAG_5f_TABLE.A2" office:value-type="string">
            <text:p text:style-name="P6">1</text:p>
          </table:table-cell>
          <table:table-cell table:style-name="TAG_5f_TABLE.C22" office:value-type="string">
            <text:p text:style-name="P2">#feelings#solitude</text:p>
          </table:table-cell>
          <table:table-cell table:style-name="TAG_5f_TABLE.D22" office:value-type="string">
            <text:p text:style-name="P2">I have never felt lonesome, or in the least oppressed by a sense of solitude, but once, and that was a few weeks after I came to the woods, when, for an hour, I doubted if the near neighborhood of man was not essential to a serene and healthy life.</text:p>
          </table:table-cell>
        </table:table-row>
        <table:table-row table:style-name="TAG_5f_TABLE.1">
          <table:table-cell table:style-name="TAG_5f_TABLE.A2" office:value-type="string">
            <text:p text:style-name="P6">18</text:p>
          </table:table-cell>
          <table:table-cell table:style-name="TAG_5f_TABLE.A2" office:value-type="string">
            <text:p text:style-name="P6">1</text:p>
          </table:table-cell>
          <table:table-cell table:style-name="TAG_5f_TABLE.C22" office:value-type="string">
            <text:p text:style-name="P2">#meta#author</text:p>
          </table:table-cell>
          <table:table-cell table:style-name="TAG_5f_TABLE.D22" office:value-type="string">
            <text:p text:style-name="P2">H. D. Thoreau</text:p>
          </table:table-cell>
        </table:table-row>
        <table:table-row table:style-name="TAG_5f_TABLE.1">
          <table:table-cell table:style-name="TAG_5f_TABLE.A2" office:value-type="string">
            <text:p text:style-name="P6">1</text:p>
          </table:table-cell>
          <table:table-cell table:style-name="TAG_5f_TABLE.A2" office:value-type="string">
            <text:p text:style-name="P6">1</text:p>
          </table:table-cell>
          <table:table-cell table:style-name="TAG_5f_TABLE.C22" office:value-type="string">
            <text:p text:style-name="P2">#meta#source</text:p>
          </table:table-cell>
          <table:table-cell table:style-name="TAG_5f_TABLE.D22" office:value-type="string">
            <text:p text:style-name="P2">Chapter 5: “Solitude” in H. D. Thoreau (1854): “Walden”</text:p>
          </table:table-cell>
        </table:table-row>
        <table:table-row table:style-name="TAG_5f_TABLE.1">
          <table:table-cell table:style-name="TAG_5f_TABLE.A2" office:value-type="string">
            <text:p text:style-name="P6">17</text:p>
          </table:table-cell>
          <table:table-cell table:style-name="TAG_5f_TABLE.A2" office:value-type="string">
            <text:p text:style-name="P6">1</text:p>
          </table:table-cell>
          <table:table-cell table:style-name="TAG_5f_TABLE.C22" office:value-type="string">
            <text:p text:style-name="P2">#metaphor</text:p>
          </table:table-cell>
          <table:table-cell table:style-name="TAG_5f_TABLE.D22" office:value-type="string">
            <text:p text:style-name="P2">There was never yet such a storm but it was Aeolian music to a healthy and innocent ear.</text:p>
          </table:table-cell>
        </table:table-row>
        <table:table-row table:style-name="TAG_5f_TABLE.1">
          <table:table-cell table:style-name="TAG_5f_TABLE.A2" office:value-type="string">
            <text:p text:style-name="P6">8</text:p>
          </table:table-cell>
          <table:table-cell table:style-name="TAG_5f_TABLE.A2" office:value-type="string">
            <text:p text:style-name="P6">1</text:p>
          </table:table-cell>
          <table:table-cell table:style-name="TAG_5f_TABLE.C22" office:value-type="string">
            <text:p text:style-name="P2">#nature</text:p>
          </table:table-cell>
          <table:table-cell table:style-name="TAG_5f_TABLE.D22" office:value-type="string">
            <text:p text:style-name="P2">Every little pine needle expanded and swelled with sympathy and befriended me.</text:p>
          </table:table-cell>
        </table:table-row>
        <table:table-row table:style-name="TAG_5f_TABLE.1">
          <table:table-cell table:style-name="TAG_5f_TABLE.A2" office:value-type="string">
            <text:p text:style-name="P6">10</text:p>
          </table:table-cell>
          <table:table-cell table:style-name="TAG_5f_TABLE.A2" office:value-type="string">
            <text:p text:style-name="P6">2</text:p>
          </table:table-cell>
          <table:table-cell table:style-name="TAG_5f_TABLE.C22" office:value-type="string">
            <text:p text:style-name="P2">#normative#value-perception</text:p>
          </table:table-cell>
          <table:table-cell table:style-name="TAG_5f_TABLE.D22" office:value-type="string">
            <text:p text:style-name="P2">To be alone was something unpleasant. But I was at the same time conscious of a slight insanity in my mood, and seemed to foresee my recovery.</text:p>
          </table:table-cell>
        </table:table-row>
        <table:table-row table:style-name="TAG_5f_TABLE.1">
          <table:table-cell table:style-name="TAG_5f_TABLE.A2" office:value-type="string">
            <text:p text:style-name="P6"/>
          </table:table-cell>
          <table:table-cell table:style-name="TAG_5f_TABLE.A2" office:value-type="string">
            <text:p text:style-name="P6"/>
          </table:table-cell>
          <table:table-cell table:style-name="TAG_5f_TABLE.C22" office:value-type="string">
            <text:p text:style-name="P2">— ·· —</text:p>
          </table:table-cell>
          <table:table-cell table:style-name="TAG_5f_TABLE.D22" office:value-type="string">
            <text:p text:style-name="P2">There can be no very black melancholy to him who lives in the midst of Nature and has his senses still.</text:p>
          </table:table-cell>
        </table:table-row>
        <table:table-row table:style-name="TAG_5f_TABLE.1">
          <table:table-cell table:style-name="TAG_5f_TABLE.A2" office:value-type="string">
            <text:p text:style-name="P6">16</text:p>
          </table:table-cell>
          <table:table-cell table:style-name="TAG_5f_TABLE.A2" office:value-type="string">
            <text:p text:style-name="P6">1</text:p>
          </table:table-cell>
          <table:table-cell table:style-name="TAG_5f_TABLE.C22" office:value-type="string">
            <text:p text:style-name="P2">#normative#value-perception#negative</text:p>
          </table:table-cell>
          <table:table-cell table:style-name="TAG_5f_TABLE.D22" office:value-type="string">
            <text:p text:style-name="P2">vulgar sadness</text:p>
          </table:table-cell>
        </table:table-row>
        <table:table-row table:style-name="TAG_5f_TABLE.1">
          <table:table-cell table:style-name="TAG_5f_TABLE.A2" office:value-type="string">
            <text:p text:style-name="P6">2</text:p>
          </table:table-cell>
          <table:table-cell table:style-name="TAG_5f_TABLE.A2" office:value-type="string">
            <text:p text:style-name="P6">1</text:p>
          </table:table-cell>
          <table:table-cell table:style-name="TAG_5f_TABLE.C22" office:value-type="string">
            <text:p text:style-name="P2">#rhetorical-questions</text:p>
          </table:table-cell>
          <table:table-cell table:style-name="TAG_5f_TABLE.D22" office:value-type="string">
            <text:p text:style-name="P2">How far apart, think you, dwell the two most distant inhabitants of yonder star, the breadth of whose disk cannot be appreciated by our instruments? Why should I feel lonely? is not our planet in the Milky Way?</text:p>
          </table:table-cell>
        </table:table-row>
        <table:table-row table:style-name="TAG_5f_TABLE.1">
          <table:table-cell table:style-name="TAG_5f_TABLE.A2" office:value-type="string">
            <text:p text:style-name="P6">11</text:p>
          </table:table-cell>
          <table:table-cell table:style-name="TAG_5f_TABLE.A2" office:value-type="string">
            <text:p text:style-name="P6">1</text:p>
          </table:table-cell>
          <table:table-cell table:style-name="TAG_5f_TABLE.C22" office:value-type="string">
            <text:p text:style-name="P2">#socialization</text:p>
          </table:table-cell>
          <table:table-cell table:style-name="TAG_5f_TABLE.D22" office:value-type="string">
            <text:p text:style-name="P2">To be alone was something unpleasant. But I was at the same time conscious of a slight insanity in my mood, and seemed to foresee my recovery.</text:p>
          </table:table-cell>
        </table:table-row>
        <table:table-row table:style-name="TAG_5f_TABLE.1">
          <table:table-cell table:style-name="TAG_5f_TABLE.A2" office:value-type="string">
            <text:p text:style-name="P6">13</text:p>
          </table:table-cell>
          <table:table-cell table:style-name="TAG_5f_TABLE.A2" office:value-type="string">
            <text:p text:style-name="P6">1</text:p>
          </table:table-cell>
          <table:table-cell table:style-name="TAG_5f_TABLE.C22" office:value-type="string">
            <text:p text:style-name="P2">#style#flashback</text:p>
          </table:table-cell>
          <table:table-cell table:style-name="TAG_5f_TABLE.D22" office:value-type="string">
            <text:p text:style-name="P2">a few weeks after I came to the woods</text:p>
          </table:table-cell>
        </table:table-row>
        <table:table-row table:style-name="TAG_5f_TABLE.1">
          <table:table-cell table:style-name="TAG_5f_TABLE.A2" office:value-type="string">
            <text:p text:style-name="P6">6</text:p>
          </table:table-cell>
          <table:table-cell table:style-name="TAG_5f_TABLE.A2" office:value-type="string">
            <text:p text:style-name="P6">1</text:p>
          </table:table-cell>
          <table:table-cell table:style-name="TAG_5f_TABLE.C22" office:value-type="string">
            <text:p text:style-name="P2">#style#poetry</text:p>
          </table:table-cell>
          <table:table-cell table:style-name="TAG_5f_TABLE.D22" office:value-type="string">
            <text:p text:style-name="P2">“Mourning untimely consumes the sad;<text:line-break/>Few are their days in the land of the living,<text:line-break/>Beautiful daughter of Toscar.”</text:p>
          </table:table-cell>
        </table:table-row>
        <table:table-row table:style-name="TAG_5f_TABLE.1">
          <table:table-cell table:style-name="TAG_5f_TABLE.A2" office:value-type="string">
            <text:p text:style-name="P6">14</text:p>
          </table:table-cell>
          <table:table-cell table:style-name="TAG_5f_TABLE.A2" office:value-type="string">
            <text:p text:style-name="P6">1</text:p>
          </table:table-cell>
          <table:table-cell table:style-name="TAG_5f_TABLE.C22" office:value-type="string">
            <text:p text:style-name="P2">#time#relative</text:p>
          </table:table-cell>
          <table:table-cell table:style-name="TAG_5f_TABLE.D22" office:value-type="string">
            <text:p text:style-name="P2">a few weeks after I came to the woods</text:p>
          </table:table-cell>
        </table:table-row>
        <table:table-row table:style-name="TAG_5f_TABLE.1">
          <table:table-cell table:style-name="TAG_5f_TABLE.A2" office:value-type="string">
            <text:p text:style-name="P6">9</text:p>
          </table:table-cell>
          <table:table-cell table:style-name="TAG_5f_TABLE.A2" office:value-type="string">
            <text:p text:style-name="P6">1</text:p>
          </table:table-cell>
          <table:table-cell table:style-name="TAG_5f_TABLE.C22" office:value-type="string">
            <text:p text:style-name="P2">#unsorted#anthropomorphism</text:p>
          </table:table-cell>
          <table:table-cell table:style-name="TAG_5f_TABLE.D22" office:value-type="string">
            <text:p text:style-name="P2">Every little pine needle expanded and swelled with sympathy and befriended me.</text:p>
          </table:table-cell>
        </table:table-row>
        <text:soft-page-break/>
        <table:table-row table:style-name="TAG_5f_TABLE.1">
          <table:table-cell table:style-name="TAG_5f_TABLE.A2" office:value-type="string">
            <text:p text:style-name="P6">3</text:p>
          </table:table-cell>
          <table:table-cell table:style-name="TAG_5f_TABLE.A2" office:value-type="string">
            <text:p text:style-name="P6">3</text:p>
          </table:table-cell>
          <table:table-cell table:style-name="TAG_5f_TABLE.C22" office:value-type="string">
            <text:p text:style-name="P2">#unsorted#gender-relations</text:p>
          </table:table-cell>
          <table:table-cell table:style-name="TAG_5f_TABLE.D22" office:value-type="string">
            <text:p text:style-name="P2">Men frequently say to me</text:p>
          </table:table-cell>
        </table:table-row>
        <table:table-row table:style-name="TAG_5f_TABLE.1">
          <table:table-cell table:style-name="TAG_5f_TABLE.A2" office:value-type="string">
            <text:p text:style-name="P6"/>
          </table:table-cell>
          <table:table-cell table:style-name="TAG_5f_TABLE.A2" office:value-type="string">
            <text:p text:style-name="P6"/>
          </table:table-cell>
          <table:table-cell table:style-name="TAG_5f_TABLE.C22" office:value-type="string">
            <text:p text:style-name="P2">— ·· —</text:p>
          </table:table-cell>
          <table:table-cell table:style-name="TAG_5f_TABLE.D22" office:value-type="string">
            <text:p text:style-name="P2">maids stood ready with mop</text:p>
          </table:table-cell>
        </table:table-row>
        <table:table-row table:style-name="TAG_5f_TABLE.1">
          <table:table-cell table:style-name="TAG_5f_TABLE.A2" office:value-type="string">
            <text:p text:style-name="P6"/>
          </table:table-cell>
          <table:table-cell table:style-name="TAG_5f_TABLE.A2" office:value-type="string">
            <text:p text:style-name="P6"/>
          </table:table-cell>
          <table:table-cell table:style-name="TAG_5f_TABLE.C22" office:value-type="string">
            <text:p text:style-name="P2">— ·· —</text:p>
          </table:table-cell>
          <table:table-cell table:style-name="TAG_5f_TABLE.D22" office:value-type="string">
            <text:p text:style-name="P2">simple and brave man</text:p>
          </table:table-cell>
        </table:table-row>
        <table:table-row table:style-name="TAG_5f_TABLE.1">
          <table:table-cell table:style-name="TAG_5f_TABLE.A2" office:value-type="string">
            <text:p text:style-name="P6">7</text:p>
          </table:table-cell>
          <table:table-cell table:style-name="TAG_5f_TABLE.A2" office:value-type="string">
            <text:p text:style-name="P6">1</text:p>
          </table:table-cell>
          <table:table-cell table:style-name="TAG_5f_TABLE.C22" office:value-type="string">
            <text:p text:style-name="P2">#unsorted#notable</text:p>
          </table:table-cell>
          <table:table-cell table:style-name="TAG_5f_TABLE.D22" office:value-type="string">
            <text:p text:style-name="P2">untimely</text:p>
          </table:table-cell>
        </table:table-row>
        <table:table-row table:style-name="TAG_5f_TABLE.1">
          <table:table-cell table:style-name="TAG_5f_TABLE.A2" office:value-type="string">
            <text:p text:style-name="P6">4</text:p>
          </table:table-cell>
          <table:table-cell table:style-name="TAG_5f_TABLE.A2" office:value-type="string">
            <text:p text:style-name="P6">1</text:p>
          </table:table-cell>
          <table:table-cell table:style-name="TAG_5f_TABLE.C22" office:value-type="string">
            <text:p text:style-name="P2">#weather</text:p>
          </table:table-cell>
          <table:table-cell table:style-name="TAG_5f_TABLE.D22" office:value-type="string">
            <text:p text:style-name="P2">Some of my pleasantest hours were during the long rain storms in the spring or fall, which confined me to the house for the afternoon as well as the forenoon, soothed by their ceaseless roar and pelting</text:p>
          </table:table-cell>
        </table:table-row>
      </table:table>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Mangal" svg:font-family="Mangal"/>
    <style:font-face style:name="Mangal1" svg:font-family="Mangal" style:font-family-generic="system" style:font-pitch="variable"/>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d29e7"/>
    </style:style>
    <style:style style:name="MT1" style:family="text">
      <style:text-properties officeooo:rsid="001d29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number:date-style style:name="N45">
      <number:day/>
      <number:text>. </number:text>
      <number:month number:textual="true"/>
      <number:text>. </number:text>
      <number:year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date style:data-style-name="N45" text:date-value="2022-03-25T12:52:33.329477598" text:fixed="true">25. Mar. 2022</text:date><text:s/><text:span text:style-name="MT1">(</text:span><text:span text:style-name="MT1"><text:time style:data-style-name="N60" text:time-value="2022-03-25T12:52:33.329477598" text:fixed="true">12:52</text:time></text:span><text:span text:style-name="MT1">)<text:tab/><text:tab/></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5T12:55:49.607336525</meta:creation-date>
    <meta:editing-duration>PT19S</meta:editing-duration>
    <meta:editing-cycles>2</meta:editing-cycles>
    <meta:generator>LibreOffice/7.3.2.1$Linux_X86_64 LibreOffice_project/30$Build-1</meta:generator>
    <meta:initial-creator>David</meta:initial-creator>
    <dc:date>2022-03-25T12:55:50.329003183</dc:date>
    <dc:creator>David</dc:creator>
    <meta:document-statistic meta:table-count="1" meta:image-count="0" meta:object-count="0" meta:page-count="2" meta:paragraph-count="84" meta:word-count="432" meta:character-count="2364" meta:non-whitespace-character-count="2009"/>
  </office:meta>
</office:document-meta>
</file>